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0a8fd5"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officeooo:rsid="0016a374" officeooo:paragraph-rsid="001ac33e"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fo:font-size="14pt" fo:font-style="normal" style:text-underline-style="none" fo:font-weight="normal" officeooo:rsid="001b6156" officeooo:paragraph-rsid="001b6156"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15c2" officeooo:paragraph-rsid="001a15c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c33e" officeooo:paragraph-rsid="001ac33e"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b6156" officeooo:paragraph-rsid="001b6156"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22"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23"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24" style:family="paragraph" style:parent-style-name="Standard">
      <style:paragraph-properties fo:text-align="center" style:justify-single-word="false"/>
      <style:text-properties fo:font-size="12pt" officeooo:rsid="000a8fd5" officeooo:paragraph-rsid="00184707" style:font-size-asian="10.5pt" style:font-size-complex="12pt"/>
    </style:style>
    <style:style style:name="P25"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26"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28" style:family="paragraph" style:parent-style-name="Standard">
      <style:paragraph-properties fo:text-align="center" style:justify-single-word="false"/>
      <style:text-properties fo:font-size="12pt" style:text-underline-style="none" officeooo:rsid="001a15c2" officeooo:paragraph-rsid="001a15c2" style:font-size-asian="10.5pt" style:font-size-complex="12pt"/>
    </style:style>
    <style:style style:name="P29" style:family="paragraph" style:parent-style-name="Standard">
      <style:paragraph-properties fo:text-align="center" style:justify-single-word="false"/>
      <style:text-properties fo:font-size="12pt" style:text-underline-style="none" officeooo:rsid="001d5b00" officeooo:paragraph-rsid="001d5b00" style:font-size-asian="10.5pt" style:font-size-complex="12pt"/>
    </style:style>
    <style:style style:name="P30" style:family="paragraph" style:parent-style-name="Standard">
      <style:paragraph-properties fo:text-align="center" style:justify-single-word="false"/>
      <style:text-properties fo:font-size="12pt" fo:font-style="normal" style:text-underline-style="none" fo:font-weight="normal" officeooo:rsid="001ac33e" officeooo:paragraph-rsid="001ac33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fo:font-size="12pt" fo:font-style="normal" style:text-underline-style="none" fo:font-weight="normal" officeooo:rsid="001a15c2" officeooo:paragraph-rsid="001ac33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normal" style:text-underline-style="none" fo:font-weight="normal" officeooo:rsid="000a8fd5" officeooo:paragraph-rsid="001ac33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a8fd5" officeooo:paragraph-rsid="000f83ee"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center" style:justify-single-word="false"/>
      <style:text-properties fo:font-size="14pt" fo:font-style="normal" style:text-underline-style="none" fo:font-weight="normal" officeooo:rsid="001e2717" officeooo:paragraph-rsid="001e2717"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font-size="14pt" fo:font-style="normal" style:text-underline-style="none" fo:font-weight="normal" officeooo:rsid="001e5f3d" officeooo:paragraph-rsid="001e5f3d"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style:text-properties fo:font-size="14pt" fo:font-style="normal" style:text-underline-style="none" fo:font-weight="normal" officeooo:rsid="00203528" officeooo:paragraph-rsid="00203528"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font-size="14pt" fo:font-style="normal" style:text-underline-style="none" fo:font-weight="normal" officeooo:rsid="001e2717" officeooo:paragraph-rsid="001e2717"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font-size="12pt" fo:font-style="normal" style:text-underline-style="none" fo:font-weight="normal" officeooo:rsid="001e2717" officeooo:paragraph-rsid="001e271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12pt" fo:font-style="normal" style:text-underline-style="none" fo:font-weight="normal" officeooo:rsid="001e5f3d" officeooo:paragraph-rsid="001e5f3d" style:font-size-asian="10.5pt" style:font-style-asian="normal" style:font-weight-asian="normal" style:font-size-complex="12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0faf94"/>
    </style:style>
    <style:style style:name="T4" style:family="text">
      <style:text-properties officeooo:rsid="0017ca20"/>
    </style:style>
    <style:style style:name="T5" style:family="text">
      <style:text-properties officeooo:rsid="00184707"/>
    </style:style>
    <style:style style:name="T6" style:family="text">
      <style:text-properties officeooo:rsid="001a15c2"/>
    </style:style>
    <style:style style:name="T7" style:family="text">
      <style:text-properties officeooo:rsid="001ac33e"/>
    </style:style>
    <style:style style:name="T8" style:family="text">
      <style:text-properties officeooo:rsid="001d5b00"/>
    </style:style>
    <style:style style:name="T9" style:family="text">
      <style:text-properties officeooo:rsid="001e2717"/>
    </style:style>
    <style:style style:name="T10" style:family="text">
      <style:text-properties officeooo:rsid="001e5f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21">Le <text:span text:style-name="T4">code du </text:span>menu <text:span text:style-name="T4">se trouve dans menuEtImage.inc dans le dossier include. On peut rajouter des lignes et des sous-menus à partir de ce code.</text:span></text:p>
      <text:p text:style-name="P22"/>
      <text:p text:style-name="P7">2) Les produits</text:p>
      <text:p text:style-name="P23"/>
      <text:p text:style-name="P24"><text:span text:style-name="T5">Ils s'affichent dans les différentes pages accessibles depuis le menu. 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25"/>
      <text:p text:style-name="P7">3)Les biens</text:p>
      <text:p text:style-name="P26"/>
      <text:p text:style-name="P28">Les biens sont stockés dans la base de donnée.</text:p>
      <text:p text:style-name="P26">Les fichiers correspondants aux bien sont nommés avec la convention : </text:p>
      <text:p text:style-name="P26">« typedeproduit »</text:p>
      <text:p text:style-name="P26"/>
      <text:p text:style-name="P26">typedeproduit correspondant au type de produit (maison, appartement...) </text:p>
      <text:p text:style-name="P26">Et X correspondant à son numéro de création et à son ordre de présentation dans la page du produit.</text:p>
      <text:p text:style-name="P26">C'est à dire que la première maison présentée dans le sous-menu des Maisons, correspond au fichier « maison1.<text:span text:style-name="T6">php</text:span> »</text:p>
      <text:p text:style-name="P26"/>
      <text:p text:style-name="P26"/>
      <text:p text:style-name="P8">4) Les images</text:p>
      <text:p text:style-name="P27"/>
      <text:p text:style-name="P27">Les<text:span text:style-name="T8"> liens des</text:span> images affichées sur le site sont stockées <text:span text:style-name="T6">dans la base de donnée.</text:span></text:p>
      <text:p text:style-name="P29">Les images sont dans le dossier pictures <text:span text:style-name="T10">avec le nom « NomDuBienIdDuBien »</text:span>.</text:p>
      <text:p text:style-name="P27"/>
      <text:p text:style-name="P33"><text:span text:style-name="T2">5) Le css/ Charte graphique </text:span></text:p>
      <text:p text:style-name="P9"><text:span text:style-name="T3">Le fichier css comporte le menu, il comporte l'interface du slider, ainsi que la mise en forme globale du site.</text:span></text:p>
      <text:p text:style-name="P10"/>
      <text:p text:style-name="P11">La police du menu, est « Arial » tandis que tous les éléments de la page sont en police de base du navigateur. La couleur du fond de page est : « CornflowerBlue ».</text:p>
      <text:p text:style-name="P11">Chaques élements sur les pages sont entourés d'une bordure sont en blanc, avec une opacité de 0,3, ce qui a pour effet d'afficher un bleu un peu plus clair que le reste de la page. <text:span text:style-name="T6">Les class qui entourent les biens sont des class='contoursmaison'</text:span></text:p>
      <text:p text:style-name="P11"/>
      <text:p text:style-name="P17">6) Générateur de PDF</text:p>
      <text:p text:style-name="P17"/>
      <text:p text:style-name="P12">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14">On utilise la fonction HTMLtoPDF pour sauvegarder les données de la page et on la transforme enfin en PDF en utilisant la fonction HTMLtoPDF() dans pdfFromHTML.js <text:s text:c="3"/>.</text:p>
      <text:p text:style-name="P12"/>
      <text:p text:style-name="P17">7) Le slider</text:p>
      <text:p text:style-name="P12">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12">Les images sont nommées conformément à la convention </text:p>
      <text:p text:style-name="P12">imageXtypedeproduitY</text:p>
      <text:p text:style-name="P12"/>
      <text:p text:style-name="P12">X correspondant au numéro de l'image, le typedeproduit au type de produit, et Y au numéro du type de produit.</text:p>
      <text:p text:style-name="P12"/>
      <text:p text:style-name="P14">La class du slider est class='slider'</text:p>
      <text:p text:style-name="P34">On peut retrouver le slider dans la div class=slider</text:p>
      <text:p text:style-name="P14"/>
      <text:p text:style-name="P18">8) Recherche avec critères</text:p>
      <text:p text:style-name="P15">Pour ajouter des critères, ajoutez des lignes dans la base de donnée dans la table critere et ils s'ajouteront dans la recherche. <text:span text:style-name="T9">Les recherches sont enregistrées dans la table stats pour pouvoir créer un diagramme à partir de ces données.</text:span></text:p>
      <text:p text:style-name="P37">Lors d’une recherche, on appelle la fonction selectionBien dans <text:soft-page-break/>fonctionFrontOffice.php </text:p>
      <text:p text:style-name="P15"/>
      <text:p text:style-name="P19">9) Front Office</text:p>
      <text:p text:style-name="P13"><text:span text:style-name="T7">Pour le Front Office, le site récupère les données de la base de donnée pour afficher les produits. Ajoutez des produits à la base de données et le site affichera de lui même <text:s/>le bien. </text:span></text:p>
      <text:p text:style-name="P15">Si vous voulez modifier les fonctions, vous pouvez les retrouver dans le dossier FonctionsPhp sous le nom 'fonctionsFrontOffice.php'</text:p>
      <text:p text:style-name="P34">pour recuperer les maisons, on utilise la fonction getInfoMaisons, pour les appartements, la fonction getInfoApparts etc. Ces fonctions se trouvent dans le fichier fonctionsFrontOffice.php</text:p>
      <text:p text:style-name="P35">Grace à la fonction selectionbien, on recueille les données que selectionnent les utilisateurs pour les envoyer dans la base de donnée.</text:p>
      <text:p text:style-name="P15"/>
      <text:p text:style-name="P19">10) Back Office</text:p>
      <text:p text:style-name="P15"/>
      <text:p text:style-name="P30">Vous pouvez vous connecter en tant qu'administrateur sur le site. Vous pouvez ajouter des comptes administrateurs. Pour ceci, vous devrez aller directement sur la base de données et ajouter une ligne dans la table utilisateur.</text:p>
      <text:p text:style-name="P32"><text:span text:style-name="T5">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39">L'ajout d'utilisateurs se fait via la fonction AjouterUser dans User.php</text:p>
      <text:p text:style-name="P40">Sur la page stats.php, on voit un diagramme des informations les plus recherchées dont les données sont recupérées de la base de donnée par la fonction recupStats.</text:p>
      <text:p text:style-name="P31"/>
      <text:p text:style-name="P20">11) Page contenant un bien en particulier.</text:p>
      <text:p text:style-name="P16">Lorsque l'on clique sur un bien en particulier, il recupere l'id du bien sur lequel on clique afin d'afficher les informations correspondantes. Cela ouvre toujours la meme page modifiée par les informations nécessaires.</text:p>
      <text:p text:style-name="P16"/>
      <text:p text:style-name="P16"/>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Documentation Technique<text:tab/></text:span><text:span text:style-name="MT1"><text:page-number text:select-page="current">1</text:page-number></text:span><text:span text:style-name="MT1">/</text:span><text:span text:style-name="MT1"><text:page-count>3</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5-22T11:19:45.714000000</dc:date>
    <meta:editing-duration>PT1H20M14S</meta:editing-duration>
    <meta:editing-cycles>15</meta:editing-cycles>
    <meta:generator>LibreOffice/5.3.7.2$Windows_X86_64 LibreOffice_project/6b8ed514a9f8b44d37a1b96673cbbdd077e24059</meta:generator>
    <meta:document-statistic meta:table-count="0" meta:image-count="0" meta:object-count="0" meta:page-count="3" meta:paragraph-count="49" meta:word-count="922" meta:character-count="5623" meta:non-whitespace-character-count="4733"/>
  </office:meta>
</office:document-meta>
</file>